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Pumper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StreamPumper( InputStream is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StreamPumper( InputStream is , OutputStream os , boolean closeWhenExhausted , boolean useAvai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Pumper.setAutoflush( boolean auto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ru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reamPumper.StreamPumper( InputStream is , OutputStream os , boolean closeWhenExhau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waitForInput( InputStream 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eamPumper.setBufferSize(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Pump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Pumper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waitF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